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98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7cm" svg:height="11.2cm" svg:x="2cm" svg:y="1.8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0.921cm" svg:height="0.963cm" svg:x="2.2cm" svg:y="2.037cm">
          <draw:text-box>
            <text:p text:style-name="P2">X</text:p>
          </draw:text-box>
        </draw:frame>
        <draw:custom-shape draw:style-name="gr3" draw:text-style-name="P1" draw:id="id1" draw:layer="layout" svg:width="1cm" svg:height="1cm" svg:x="4cm" svg:y="7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4" draw:text-style-name="P1" draw:id="id2" draw:layer="layout" svg:width="3.5cm" svg:height="3cm" svg:x="7.1cm" svg:y="6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id="id5" draw:layer="layout" svg:width="3.486cm" svg:height="0.963cm" svg:x="7.114cm" svg:y="6.056cm">
          <draw:text-box>
            <text:p text:style-name="P3">A</text:p>
          </draw:text-box>
        </draw:frame>
        <draw:line draw:style-name="gr6" draw:text-style-name="P1" draw:layer="layout" svg:x1="7.1cm" svg:y1="7cm" svg:x2="10.6cm" svg:y2="7cm">
          <text:p text:style-name="P2"/>
        </draw:line>
        <draw:custom-shape draw:style-name="gr7" draw:text-style-name="P3" draw:layer="layout" svg:width="2.5cm" svg:height="1cm" svg:x="7.6cm" svg:y="7.4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3.5cm" svg:height="3cm" svg:x="13.1cm" svg:y="9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id="id3" draw:layer="layout" svg:width="3.486cm" svg:height="0.963cm" svg:x="13.114cm" svg:y="9.056cm">
          <draw:text-box>
            <text:p text:style-name="P3">B</text:p>
          </draw:text-box>
        </draw:frame>
        <draw:line draw:style-name="gr6" draw:text-style-name="P1" draw:layer="layout" svg:x1="13.1cm" svg:y1="10cm" svg:x2="16.6cm" svg:y2="10cm">
          <text:p text:style-name="P2"/>
        </draw:line>
        <draw:custom-shape draw:style-name="gr7" draw:text-style-name="P3" draw:layer="layout" svg:width="2.5cm" svg:height="1cm" svg:x="13.6cm" svg:y="10.4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8" draw:text-style-name="P1" draw:id="id6" draw:layer="layout" svg:width="1cm" svg:height="1cm" svg:x="12.1cm" svg:y="3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1" draw:layer="layout" svg:width="0.6cm" svg:height="0.6cm" svg:x="12.3cm" svg:y="3.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9" draw:text-style-name="P1" draw:layer="layout" draw:type="curve" svg:x1="5cm" svg:y1="7.499cm" svg:x2="7.1cm" svg:y2="7.5cm" draw:start-shape="id1" draw:start-glue-point="10" draw:end-shape="id2" draw:end-glue-point="3">
          <text:p text:style-name="P2"/>
        </draw:connector>
        <draw:connector draw:style-name="gr9" draw:text-style-name="P1" draw:layer="layout" draw:type="curve" svg:x1="10.6cm" svg:y1="7.5cm" svg:x2="14.857cm" svg:y2="9.056cm" draw:start-shape="id2" draw:start-glue-point="1" draw:end-shape="id3" draw:end-glue-point="0">
          <text:p text:style-name="P2"/>
        </draw:connector>
        <draw:connector draw:style-name="gr9" draw:text-style-name="P1" draw:layer="layout" draw:type="curve" svg:x1="13.1cm" svg:y1="10.5cm" svg:x2="8.85cm" svg:y2="9cm" draw:start-shape="id4" draw:start-glue-point="3" draw:end-shape="id2" draw:end-glue-point="2">
          <text:p text:style-name="P2"/>
        </draw:connector>
        <draw:connector draw:style-name="gr9" draw:text-style-name="P1" draw:layer="layout" draw:type="curve" svg:x1="8.857cm" svg:y1="6.056cm" svg:x2="12.1cm" svg:y2="3.499cm" draw:start-shape="id5" draw:start-glue-point="0" draw:end-shape="id6" draw:end-glue-point="6">
          <text:p text:style-name="P2"/>
        </draw:connector>
        <draw:frame draw:style-name="gr2" draw:layer="layout" svg:width="0.853cm" svg:height="0.963cm" svg:x="12.777cm" svg:y="6.785cm">
          <draw:text-box>
            <text:p text:style-name="P2">b</text:p>
          </draw:text-box>
        </draw:frame>
        <draw:frame draw:style-name="gr2" draw:layer="layout" svg:width="0.853cm" svg:height="0.963cm" svg:x="10.1cm" svg:y="10.4cm">
          <draw:text-box>
            <text:p text:style-name="P2">a</text:p>
          </draw:text-box>
        </draw:frame>
        <draw:frame draw:style-name="gr2" draw:layer="layout" svg:width="0.68cm" svg:height="0.963cm" svg:x="9.1cm" svg:y="3.037cm">
          <draw:text-box>
            <text:p text:style-name="P2">f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4" draw:text-style-name="P1" draw:layer="layout" svg:width="17cm" svg:height="7cm" svg:x="2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1cm" svg:height="1cm" svg:x="3.8cm" svg:y="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0" draw:layer="layout" svg:width="1cm" svg:height="1cm" svg:x="15.8cm" svg:y="6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1" draw:layer="layout" svg:width="0.6cm" svg:height="0.6cm" svg:x="16cm" svg:y="6.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0" draw:text-style-name="P3" draw:id="id8" draw:layer="layout" svg:width="2.5cm" svg:height="1cm" svg:x="7.3cm" svg:y="4cm">
          <text:p text:style-name="P3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id="id9" draw:layer="layout" svg:width="2.5cm" svg:height="1cm" svg:x="10.8cm" svg:y="6cm">
          <text:p text:style-name="P3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8cm" svg:y1="4.499cm" svg:x2="7.3cm" svg:y2="4.5cm" draw:start-shape="id7" draw:start-glue-point="10" draw:end-shape="id8" draw:end-glue-point="3">
          <text:p text:style-name="P2"/>
        </draw:connector>
        <draw:connector draw:style-name="gr9" draw:text-style-name="P1" draw:layer="layout" draw:type="curve" svg:x1="9.8cm" svg:y1="4.5cm" svg:x2="12.05cm" svg:y2="6cm" draw:start-shape="id8" draw:start-glue-point="1" draw:end-shape="id9">
          <text:p text:style-name="P2"/>
        </draw:connector>
        <draw:connector draw:style-name="gr9" draw:text-style-name="P1" draw:layer="layout" draw:type="curve" svg:x1="10.8cm" svg:y1="6.5cm" svg:x2="8.55cm" svg:y2="5cm" draw:start-shape="id9" draw:start-glue-point="3" draw:end-shape="id8" draw:end-glue-point="2">
          <text:p text:style-name="P2"/>
        </draw:connector>
        <draw:connector draw:style-name="gr9" draw:text-style-name="P1" draw:layer="layout" draw:type="curve" svg:x1="13.3cm" svg:y1="6.5cm" svg:x2="15.8cm" svg:y2="6.499cm" draw:start-shape="id9" draw:start-glue-point="1" draw:end-shape="id10" draw:end-glue-point="6">
          <text:p text:style-name="P2"/>
        </draw:connector>
        <draw:frame draw:style-name="gr2" draw:layer="layout" svg:width="0.853cm" svg:height="0.963cm" svg:x="11.3cm" svg:y="4cm">
          <draw:text-box>
            <text:p text:style-name="P2">d</text:p>
          </draw:text-box>
        </draw:frame>
        <draw:frame draw:style-name="gr2" draw:layer="layout" svg:width="0.82cm" svg:height="0.963cm" svg:x="8.5cm" svg:y="6cm">
          <draw:text-box>
            <text:p text:style-name="P2">c</text:p>
          </draw:text-box>
        </draw:frame>
        <draw:frame draw:style-name="gr2" draw:layer="layout" svg:width="0.853cm" svg:height="0.963cm" svg:x="13.98cm" svg:y="5.537cm">
          <draw:text-box>
            <text:p text:style-name="P2">e</text:p>
          </draw:text-box>
        </draw:frame>
        <draw:frame draw:style-name="gr2" draw:layer="layout" svg:width="0.925cm" svg:height="0.963cm" svg:x="2.2cm" svg:y="2.2cm">
          <draw:text-box>
            <text:p text:style-name="P2"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4-16T22:18:55</meta:creation-date>
    <dc:date>2007-04-16T22:39:07</dc:date>
    <dc:language>de-DE</dc:language>
    <meta:editing-cycles>4</meta:editing-cycles>
    <meta:editing-duration>PT20M18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